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311.61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79.09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 table:print-ranges="Sheet1.A4:Sheet1.J3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 COSTO</text:p>
          </table:table-cell>
          <table:table-cell table:style-name="ce3" office:value-type="string" calcext:value-type="string">
            <text:p>PRECIO DE VENTA</text:p>
          </table:table-cell>
          <table:table-cell table:style-name="ce6"/>
          <table:table-cell table:style-name="ce4" table:number-columns-repeated="1018"/>
        </table:table-row>
        <table:table-row table:style-name="ro5">
          <table:table-cell office:value-type="string" calcext:value-type="string">
            <text:p><text:a xlink:href="relatorio://for%20each=%22product%20in%20products%22" xlink:type="simple">for each="product in products"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relatorio://product.code1" xlink:type="simple">product.code1</text:a></text:p>
          </table:table-cell>
          <table:table-cell office:value-type="string" calcext:value-type="string">
            <text:p><text:a xlink:href="relatorio://product.name" xlink:type="simple">product.name</text:a></text:p>
          </table:table-cell>
          <table:table-cell table:style-name="ce4" office:value-type="string" calcext:value-type="string">
            <text:p><text:a xlink:href="relatorio://product.total" xlink:type="simple">product.total</text:a></text:p>
          </table:table-cell>
          <table:table-cell table:style-name="ce5" office:value-type="string" calcext:value-type="string">
            <text:p><text:a xlink:href="relatorio://format_currency(product.cost_price,%20company.party.lang,%20currency=company.currency)" xlink:type="simple">format_currency(product.cost_price, company.party.lang, currency=company.currency)</text:a></text:p>
          </table:table-cell>
          <table:table-cell table:style-name="ce5" office:value-type="string" calcext:value-type="string">
            <text:p><text:a xlink:href="relatorio://format_currency(product.list_price,%20company.party.lang,%20currency=company.currency)" xlink:type="simple">format_currency(product.list_price, company.party.lang, currency=company.currency)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7:36:32.669811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7-03-02T17:40:38.939457992</dc:date>
    <meta:editing-duration>PT35M3S</meta:editing-duration>
    <meta:editing-cycles>17</meta:editing-cycles>
    <meta:generator>LibreOffice/5.1.1.3$Linux_X86_64 LibreOffice_project/89f508ef3ecebd2cfb8e1def0f0ba9a803b88a6d</meta:generator>
    <meta:document-statistic meta:table-count="1" meta:cell-count="13" meta:object-count="0"/>
  </office:meta>
</office:document-meta>
</file>